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09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6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time" office:time-value="PT01H00M00S">
            <text:p>01:00:00.0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00.1S">
            <text:p>01:00:00.1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00.2S">
            <text:p>01:00:00.2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0.3S">
            <text:p>01:00:00.3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00.4S">
            <text:p>01:00:00.4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0.5S">
            <text:p>01:00:00.5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0.6S">
            <text:p>01:00:00.6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00.7S">
            <text:p>01:00:00.7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0.8S">
            <text:p>01:00:00.8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00.9S">
            <text:p>01:00:00.9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01S">
            <text:p>01:00:01.0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1.1S">
            <text:p>01:00:01.1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01.2S">
            <text:p>01:00:01.2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01.3S">
            <text:p>01:00:01.3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1.4S">
            <text:p>01:00:01.4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01.5S">
            <text:p>01:00:01.5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1.6S">
            <text:p>01:00:01.6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1.7S">
            <text:p>01:00:01.7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01.8S">
            <text:p>01:00:01.8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1.9S">
            <text:p>01:00:01.9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02S">
            <text:p>01:00:02.0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02.1S">
            <text:p>01:00:02.1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2.2S">
            <text:p>01:00:02.2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02.3S">
            <text:p>01:00:02.3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02.4S">
            <text:p>01:00:02.4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2.5S">
            <text:p>01:00:02.5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02.6S">
            <text:p>01:00:02.6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2.7S">
            <text:p>01:00:02.7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2.8S">
            <text:p>01:00:02.8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02.9S">
            <text:p>01:00:02.9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3S">
            <text:p>01:00:03.0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03.1S">
            <text:p>01:00:03.1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03.2S">
            <text:p>01:00:03.2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3.3S">
            <text:p>01:00:03.3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03.4S">
            <text:p>01:00:03.4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03.5S">
            <text:p>01:00:03.5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3.6S">
            <text:p>01:00:03.6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03.7S">
            <text:p>01:00:03.7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3.8S">
            <text:p>01:00:03.8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3.9S">
            <text:p>01:00:03.9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04S">
            <text:p>01:00:04.0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4.1S">
            <text:p>01:00:04.1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04.2S">
            <text:p>01:00:04.2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04.3S">
            <text:p>01:00:04.3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4.4S">
            <text:p>01:00:04.4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04.5S">
            <text:p>01:00:04.5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04.6S">
            <text:p>01:00:04.6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4.7S">
            <text:p>01:00:04.7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04.8S">
            <text:p>01:00:04.8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4.9S">
            <text:p>01:00:04.9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5S">
            <text:p>01:00:05.0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05.1S">
            <text:p>01:00:05.1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5.2S">
            <text:p>01:00:05.2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05.3S">
            <text:p>01:00:05.3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05.4S">
            <text:p>01:00:05.4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5.5S">
            <text:p>01:00:05.5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05.6S">
            <text:p>01:00:05.6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05.7S">
            <text:p>01:00:05.7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5.8S">
            <text:p>01:00:05.8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05.9S">
            <text:p>01:00:05.9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6S">
            <text:p>01:00:06.0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6.1S">
            <text:p>01:00:06.1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06.2S">
            <text:p>01:00:06.2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6.3S">
            <text:p>01:00:06.3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06.4S">
            <text:p>01:00:06.4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06.5S">
            <text:p>01:00:06.5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6.6S">
            <text:p>01:00:06.6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06.7S">
            <text:p>01:00:06.7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06.8S">
            <text:p>01:00:06.8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6.9S">
            <text:p>01:00:06.9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07S">
            <text:p>01:00:07.0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7.1S">
            <text:p>01:00:07.1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7.2S">
            <text:p>01:00:07.2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07.3S">
            <text:p>01:00:07.3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7.4S">
            <text:p>01:00:07.4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07.5S">
            <text:p>01:00:07.5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07.6S">
            <text:p>01:00:07.6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7.7S">
            <text:p>01:00:07.7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07.8S">
            <text:p>01:00:07.8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07.9S">
            <text:p>01:00:07.9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8S">
            <text:p>01:00:08.0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08.1S">
            <text:p>01:00:08.1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8.2S">
            <text:p>01:00:08.2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8.3S">
            <text:p>01:00:08.3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08.4S">
            <text:p>01:00:08.4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8.5S">
            <text:p>01:00:08.5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08.6S">
            <text:p>01:00:08.6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08.7S">
            <text:p>01:00:08.7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8.8S">
            <text:p>01:00:08.8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08.9S">
            <text:p>01:00:08.9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09S">
            <text:p>01:00:09.0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9.1S">
            <text:p>01:00:09.1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09.2S">
            <text:p>01:00:09.2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9.3S">
            <text:p>01:00:09.3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9.4S">
            <text:p>01:00:09.4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09.5S">
            <text:p>01:00:09.5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9.6S">
            <text:p>01:00:09.6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09.7S">
            <text:p>01:00:09.7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09.8S">
            <text:p>01:00:09.8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09.9S">
            <text:p>01:00:09.9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10S">
            <text:p>01:00:10.0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10.1S">
            <text:p>01:00:10.1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0.2S">
            <text:p>01:00:10.2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10.3S">
            <text:p>01:00:10.3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0.4S">
            <text:p>01:00:10.4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0.5S">
            <text:p>01:00:10.5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10.6S">
            <text:p>01:00:10.6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0.7S">
            <text:p>01:00:10.7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10.8S">
            <text:p>01:00:10.8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10.9S">
            <text:p>01:00:10.9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1S">
            <text:p>01:00:11.0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11.1S">
            <text:p>01:00:11.1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11.2S">
            <text:p>01:00:11.2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1.3S">
            <text:p>01:00:11.3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11.4S">
            <text:p>01:00:11.4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1.5S">
            <text:p>01:00:11.5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1.6S">
            <text:p>01:00:11.6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11.7S">
            <text:p>01:00:11.7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1.8S">
            <text:p>01:00:11.8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11.9S">
            <text:p>01:00:11.9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12S">
            <text:p>01:00:12.0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2.1S">
            <text:p>01:00:12.1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12.2S">
            <text:p>01:00:12.2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12.3S">
            <text:p>01:00:12.3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2.4S">
            <text:p>01:00:12.4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12.5S">
            <text:p>01:00:12.5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2.6S">
            <text:p>01:00:12.6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2.7S">
            <text:p>01:00:12.7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12.8S">
            <text:p>01:00:12.8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2.9S">
            <text:p>01:00:12.9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13S">
            <text:p>01:00:13.0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13.1S">
            <text:p>01:00:13.1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3.2S">
            <text:p>01:00:13.2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13.3S">
            <text:p>01:00:13.3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13.4S">
            <text:p>01:00:13.4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3.5S">
            <text:p>01:00:13.5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13.6S">
            <text:p>01:00:13.6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3.7S">
            <text:p>01:00:13.7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3.8S">
            <text:p>01:00:13.8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13.9S">
            <text:p>01:00:13.9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4S">
            <text:p>01:00:14.0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14.1S">
            <text:p>01:00:14.1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14.2S">
            <text:p>01:00:14.2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4.3S">
            <text:p>01:00:14.3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14.4S">
            <text:p>01:00:14.4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14.5S">
            <text:p>01:00:14.5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4.6S">
            <text:p>01:00:14.6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14.7S">
            <text:p>01:00:14.7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4.8S">
            <text:p>01:00:14.8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4.9S">
            <text:p>01:00:14.9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15S">
            <text:p>01:00:15.0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5.1S">
            <text:p>01:00:15.1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15.2S">
            <text:p>01:00:15.2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15.3S">
            <text:p>01:00:15.3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5.4S">
            <text:p>01:00:15.4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15.5S">
            <text:p>01:00:15.5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15.6S">
            <text:p>01:00:15.6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5.7S">
            <text:p>01:00:15.7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15.8S">
            <text:p>01:00:15.8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5.9S">
            <text:p>01:00:15.9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6S">
            <text:p>01:00:16.0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16.1S">
            <text:p>01:00:16.1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6.2S">
            <text:p>01:00:16.2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16.3S">
            <text:p>01:00:16.3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16.4S">
            <text:p>01:00:16.4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6.5S">
            <text:p>01:00:16.5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16.6S">
            <text:p>01:00:16.6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16.7S">
            <text:p>01:00:16.7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6.8S">
            <text:p>01:00:16.8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16.9S">
            <text:p>01:00:16.9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7S">
            <text:p>01:00:17.0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7.1S">
            <text:p>01:00:17.1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17.2S">
            <text:p>01:00:17.2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7.3S">
            <text:p>01:00:17.3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17.4S">
            <text:p>01:00:17.4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17.5S">
            <text:p>01:00:17.5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7.6S">
            <text:p>01:00:17.6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17.7S">
            <text:p>01:00:17.7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17.8S">
            <text:p>01:00:17.8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7.9S">
            <text:p>01:00:17.9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18S">
            <text:p>01:00:18.0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8.1S">
            <text:p>01:00:18.1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8.2S">
            <text:p>01:00:18.2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18.3S">
            <text:p>01:00:18.3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8.4S">
            <text:p>01:00:18.4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18.5S">
            <text:p>01:00:18.5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18.6S">
            <text:p>01:00:18.6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8.7S">
            <text:p>01:00:18.7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18.8S">
            <text:p>01:00:18.8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18.9S">
            <text:p>01:00:18.9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9S">
            <text:p>01:00:19.0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19.1S">
            <text:p>01:00:19.1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9.2S">
            <text:p>01:00:19.2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9.3S">
            <text:p>01:00:19.3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19.4S">
            <text:p>01:00:19.4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9.5S">
            <text:p>01:00:19.5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19.6S">
            <text:p>01:00:19.6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19.7S">
            <text:p>01:00:19.7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19.8S">
            <text:p>01:00:19.8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19.9S">
            <text:p>01:00:19.9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20S">
            <text:p>01:00:20.0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0.1S">
            <text:p>01:00:20.1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20.2S">
            <text:p>01:00:20.2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0.3S">
            <text:p>01:00:20.3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0.4S">
            <text:p>01:00:20.4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20.5S">
            <text:p>01:00:20.5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0.6S">
            <text:p>01:00:20.6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20.7S">
            <text:p>01:00:20.7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20.8S">
            <text:p>01:00:20.8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0.9S">
            <text:p>01:00:20.9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21S">
            <text:p>01:00:21.0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21.1S">
            <text:p>01:00:21.1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1.2S">
            <text:p>01:00:21.2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21.3S">
            <text:p>01:00:21.3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1.4S">
            <text:p>01:00:21.4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1.5S">
            <text:p>01:00:21.5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21.6S">
            <text:p>01:00:21.6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1.7S">
            <text:p>01:00:21.7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21.8S">
            <text:p>01:00:21.8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21.9S">
            <text:p>01:00:21.9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2S">
            <text:p>01:00:22.0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22.1S">
            <text:p>01:00:22.1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22.2S">
            <text:p>01:00:22.2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2.3S">
            <text:p>01:00:22.3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22.4S">
            <text:p>01:00:22.4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2.5S">
            <text:p>01:00:22.5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2.6S">
            <text:p>01:00:22.6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22.7S">
            <text:p>01:00:22.7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2.8S">
            <text:p>01:00:22.8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22.9S">
            <text:p>01:00:22.9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23S">
            <text:p>01:00:23.0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3.1S">
            <text:p>01:00:23.1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23.2S">
            <text:p>01:00:23.2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23.3S">
            <text:p>01:00:23.3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3.4S">
            <text:p>01:00:23.4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23.5S">
            <text:p>01:00:23.5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3.6S">
            <text:p>01:00:23.6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3.7S">
            <text:p>01:00:23.7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23.8S">
            <text:p>01:00:23.8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3.9S">
            <text:p>01:00:23.9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24S">
            <text:p>01:00:24.0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24.1S">
            <text:p>01:00:24.1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4.2S">
            <text:p>01:00:24.2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24.3S">
            <text:p>01:00:24.3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24.4S">
            <text:p>01:00:24.4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4.5S">
            <text:p>01:00:24.5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24.6S">
            <text:p>01:00:24.6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4.7S">
            <text:p>01:00:24.7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4.8S">
            <text:p>01:00:24.8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24.9S">
            <text:p>01:00:24.9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5S">
            <text:p>01:00:25.0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25.1S">
            <text:p>01:00:25.1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25.2S">
            <text:p>01:00:25.2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5.3S">
            <text:p>01:00:25.3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25.4S">
            <text:p>01:00:25.4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25.5S">
            <text:p>01:00:25.5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5.6S">
            <text:p>01:00:25.6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25.7S">
            <text:p>01:00:25.7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5.8S">
            <text:p>01:00:25.8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5.9S">
            <text:p>01:00:25.9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26S">
            <text:p>01:00:26.0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6.1S">
            <text:p>01:00:26.1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26.2S">
            <text:p>01:00:26.2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26.3S">
            <text:p>01:00:26.3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6.4S">
            <text:p>01:00:26.4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26.5S">
            <text:p>01:00:26.5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26.6S">
            <text:p>01:00:26.6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6.7S">
            <text:p>01:00:26.7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26.8S">
            <text:p>01:00:26.8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6.9S">
            <text:p>01:00:26.9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7S">
            <text:p>01:00:27.0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27.1S">
            <text:p>01:00:27.1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7.2S">
            <text:p>01:00:27.2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27.3S">
            <text:p>01:00:27.3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27.4S">
            <text:p>01:00:27.4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7.5S">
            <text:p>01:00:27.5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27.6S">
            <text:p>01:00:27.6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27.7S">
            <text:p>01:00:27.7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7.8S">
            <text:p>01:00:27.8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27.9S">
            <text:p>01:00:27.9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8S">
            <text:p>01:00:28.0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8.1S">
            <text:p>01:00:28.1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28.2S">
            <text:p>01:00:28.2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8.3S">
            <text:p>01:00:28.3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28.4S">
            <text:p>01:00:28.4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28.5S">
            <text:p>01:00:28.5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8.6S">
            <text:p>01:00:28.6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28.7S">
            <text:p>01:00:28.7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28.8S">
            <text:p>01:00:28.8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8.9S">
            <text:p>01:00:28.9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29S">
            <text:p>01:00:29.0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9.1S">
            <text:p>01:00:29.1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9.2S">
            <text:p>01:00:29.2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29.3S">
            <text:p>01:00:29.3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9.4S">
            <text:p>01:00:29.4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29.5S">
            <text:p>01:00:29.5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29.6S">
            <text:p>01:00:29.6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29.7S">
            <text:p>01:00:29.7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29.8S">
            <text:p>01:00:29.8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29.9S">
            <text:p>01:00:29.9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0S">
            <text:p>01:00:30.0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30.1S">
            <text:p>01:00:30.1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0.2S">
            <text:p>01:00:30.2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0.3S">
            <text:p>01:00:30.3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30.4S">
            <text:p>01:00:30.4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0.5S">
            <text:p>01:00:30.5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30.6S">
            <text:p>01:00:30.6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30.7S">
            <text:p>01:00:30.7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0.8S">
            <text:p>01:00:30.8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30.9S">
            <text:p>01:00:30.9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31S">
            <text:p>01:00:31.0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1.1S">
            <text:p>01:00:31.1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31.2S">
            <text:p>01:00:31.2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1.3S">
            <text:p>01:00:31.3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1.4S">
            <text:p>01:00:31.4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31.5S">
            <text:p>01:00:31.5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1.6S">
            <text:p>01:00:31.6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31.7S">
            <text:p>01:00:31.7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31.8S">
            <text:p>01:00:31.8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1.9S">
            <text:p>01:00:31.9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32S">
            <text:p>01:00:32.0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32.1S">
            <text:p>01:00:32.1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2.2S">
            <text:p>01:00:32.2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32.3S">
            <text:p>01:00:32.3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2.4S">
            <text:p>01:00:32.4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2.5S">
            <text:p>01:00:32.5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32.6S">
            <text:p>01:00:32.6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2.7S">
            <text:p>01:00:32.7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32.8S">
            <text:p>01:00:32.8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32.9S">
            <text:p>01:00:32.9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3S">
            <text:p>01:00:33.0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33.1S">
            <text:p>01:00:33.1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33.2S">
            <text:p>01:00:33.2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3.3S">
            <text:p>01:00:33.3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33.4S">
            <text:p>01:00:33.4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3.5S">
            <text:p>01:00:33.5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3.6S">
            <text:p>01:00:33.6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33.7S">
            <text:p>01:00:33.7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3.8S">
            <text:p>01:00:33.8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33.9S">
            <text:p>01:00:33.9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34S">
            <text:p>01:00:34.0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4.1S">
            <text:p>01:00:34.1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34.2S">
            <text:p>01:00:34.2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34.3S">
            <text:p>01:00:34.3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4.4S">
            <text:p>01:00:34.4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34.5S">
            <text:p>01:00:34.5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4.6S">
            <text:p>01:00:34.6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4.7S">
            <text:p>01:00:34.7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34.8S">
            <text:p>01:00:34.8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4.9S">
            <text:p>01:00:34.9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35S">
            <text:p>01:00:35.0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35.1S">
            <text:p>01:00:35.1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5.2S">
            <text:p>01:00:35.2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35.3S">
            <text:p>01:00:35.3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35.4S">
            <text:p>01:00:35.4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5.5S">
            <text:p>01:00:35.5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35.6S">
            <text:p>01:00:35.6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5.7S">
            <text:p>01:00:35.7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5.8S">
            <text:p>01:00:35.8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35.9S">
            <text:p>01:00:35.9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6S">
            <text:p>01:00:36.0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36.1S">
            <text:p>01:00:36.1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36.2S">
            <text:p>01:00:36.2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6.3S">
            <text:p>01:00:36.3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36.4S">
            <text:p>01:00:36.4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36.5S">
            <text:p>01:00:36.5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6.6S">
            <text:p>01:00:36.6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36.7S">
            <text:p>01:00:36.7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6.8S">
            <text:p>01:00:36.8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6.9S">
            <text:p>01:00:36.9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37S">
            <text:p>01:00:37.0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7.1S">
            <text:p>01:00:37.1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37.2S">
            <text:p>01:00:37.2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37.3S">
            <text:p>01:00:37.3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7.4S">
            <text:p>01:00:37.4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37.5S">
            <text:p>01:00:37.5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37.6S">
            <text:p>01:00:37.6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7.7S">
            <text:p>01:00:37.7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37.8S">
            <text:p>01:00:37.8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7.9S">
            <text:p>01:00:37.9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8S">
            <text:p>01:00:38.0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38.1S">
            <text:p>01:00:38.1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8.2S">
            <text:p>01:00:38.2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38.3S">
            <text:p>01:00:38.3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38.4S">
            <text:p>01:00:38.4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8.5S">
            <text:p>01:00:38.5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38.6S">
            <text:p>01:00:38.6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38.7S">
            <text:p>01:00:38.7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8.8S">
            <text:p>01:00:38.8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38.9S">
            <text:p>01:00:38.9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9S">
            <text:p>01:00:39.0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9.1S">
            <text:p>01:00:39.1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39.2S">
            <text:p>01:00:39.2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9.3S">
            <text:p>01:00:39.3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39.4S">
            <text:p>01:00:39.4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39.5S">
            <text:p>01:00:39.5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9.6S">
            <text:p>01:00:39.6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39.7S">
            <text:p>01:00:39.7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39.8S">
            <text:p>01:00:39.8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39.9S">
            <text:p>01:00:39.9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40S">
            <text:p>01:00:40.0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40.1S">
            <text:p>01:00:40.1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40.2S">
            <text:p>01:00:40.2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40.3S">
            <text:p>01:00:40.3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40.4S">
            <text:p>01:00:40.4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40.5S">
            <text:p>01:00:40.5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40.6S">
            <text:p>01:00:40.6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40.7S">
            <text:p>01:00:40.7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40.8S">
            <text:p>01:00:40.8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40.9S">
            <text:p>01:00:40.9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41S">
            <text:p>01:00:41.0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41.1S">
            <text:p>01:00:41.1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41.2S">
            <text:p>01:00:41.2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41.3S">
            <text:p>01:00:41.3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41.4S">
            <text:p>01:00:41.4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41.5S">
            <text:p>01:00:41.5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41.6S">
            <text:p>01:00:41.6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41.7S">
            <text:p>01:00:41.7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41.8S">
            <text:p>01:00:41.8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41.9S">
            <text:p>01:00:41.9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42S">
            <text:p>01:00:42.0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42.1S">
            <text:p>01:00:42.1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42.2S">
            <text:p>01:00:42.2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42.3S">
            <text:p>01:00:42.3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42.4S">
            <text:p>01:00:42.4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42.5S">
            <text:p>01:00:42.5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42.6S">
            <text:p>01:00:42.6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42.7S">
            <text:p>01:00:42.7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42.8S">
            <text:p>01:00:42.8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42.9S">
            <text:p>01:00:42.90</text:p>
          </table:table-cell>
          <table:table-cell office:value-type="string">
            <text:p>Once a second</text:p>
          </table:table-cell>
        </table:table-row>
        <table:table-row table:style-name="ro1">
          <table:table-cell office:value-type="time" office:time-value="PT01H00M43S">
            <text:p>01:00:43.0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43.1S">
            <text:p>01:00:43.1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43.2S">
            <text:p>01:00:43.20</text:p>
          </table:table-cell>
          <table:table-cell office:value-type="string">
            <text:p>Twice a second</text:p>
          </table:table-cell>
        </table:table-row>
        <table:table-row table:style-name="ro1">
          <table:table-cell office:value-type="time" office:time-value="PT01H00M43.3S">
            <text:p>01:00:43.3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43.4S">
            <text:p>01:00:43.4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43.5S">
            <text:p>01:00:43.5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43.6S">
            <text:p>01:00:43.60</text:p>
          </table:table-cell>
          <table:table-cell office:value-type="string">
            <text:p>5 times a second</text:p>
          </table:table-cell>
        </table:table-row>
        <table:table-row table:style-name="ro1">
          <table:table-cell office:value-type="time" office:time-value="PT01H00M43.7S">
            <text:p>01:00:43.7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43.8S">
            <text:p>01:00:43.80</text:p>
          </table:table-cell>
          <table:table-cell office:value-type="string">
            <text:p>3 times a second</text:p>
          </table:table-cell>
        </table:table-row>
        <table:table-row table:style-name="ro1">
          <table:table-cell office:value-type="time" office:time-value="PT01H00M43.9S">
            <text:p>01:00:43.90</text:p>
          </table:table-cell>
          <table:table-cell office:value-type="string">
            <text:p>5 times a second</text:p>
          </table:table-cell>
        </table:table-row>
        <table:table-row table:style-name="ro1" table:number-rows-repeated="104813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5/09/2015</text:date>, <text:time>13:2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Obenaus</meta:initial-creator>
    <meta:creation-date>2015-05-09T13:15:14</meta:creation-date>
    <dc:date>2015-05-09T13:20:45</dc:date>
    <dc:creator>Thomas Obenaus</dc:creator>
    <meta:editing-duration>PT5M32S</meta:editing-duration>
    <meta:editing-cycles>1</meta:editing-cycles>
    <meta:document-statistic meta:table-count="3" meta:cell-count="880" meta:object-count="0"/>
    <meta:generator>OpenOffice/4.1.1$Unix OpenOffice.org_project/411m6$Build-9775</meta:generator>
  </office:meta>
</office:document-meta>
</file>